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osine</text:p>
          </table:table-cell>
          <table:table-cell table:style-name="ce1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381139755249023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6032137274742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2652070224285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308957576751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39933595061302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33686733245849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59369033575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20682266354560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3655168712139129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220874786376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4258302748203277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25830274820327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65516871213912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74689185619354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3860841989517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1658853292465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2852160930633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39933595061302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33686733245849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59369033575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242793317884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62208747863769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25830274820327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36775693131668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41295014662262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43997915051612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43309076190880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48792206053659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4541135048584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60165387288950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4624791132805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407117465944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8182501715057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5789518454034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522291421559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53722964388892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591192517161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3961410845051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742466386393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6012665704497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073999157435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247677326300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08787581083537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1579499360878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36775693131668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41295014662262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43997915051612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43309076190880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4879220605365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4541135048584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60165387288950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4624791132805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407117465944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8182501715057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5789518454034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522291421559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53722964388892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591192517161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3961410845051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742466386393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601266570449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073999157435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247677326300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08787581083537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157949936087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3677569313166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41295014662262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43997915051612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43309076190880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4879220605365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4541135048584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60165387288950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462479113280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407117465944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8182501715057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5789518454034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522291421559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53722964388892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591192517161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3961410845051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742466386393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601266570449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073999157435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247677326300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0878758108353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157949936087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0.43677569313166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0.441295014662262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0.439979150516124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0.443309076190880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0.448792206053659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0.4541135048584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0.460165387288950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0.4624791132805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0.46407117465944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0.481825017150575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357895184540340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3522291421559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4537229643888923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44591192517161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43961410845051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43742466386393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36012665704497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430739991574358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4247677326300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420878758108353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4157949936087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01:37:16.125608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22T01:46:03.523176755</dc:date>
    <meta:editing-duration>PT1H43M29S</meta:editing-duration>
    <meta:editing-cycles>7</meta:editing-cycles>
    <meta:generator>LibreOffice/5.1.6.2$Linux_X86_64 LibreOffice_project/10m0$Build-2</meta:generator>
    <meta:document-statistic meta:table-count="1" meta:cell-count="319" meta:object-count="0"/>
  </office:meta>
</office:document-meta>
</file>